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 Mono" svg:font-family="'Roboto Mono', monospace"/>
    <style:font-face style:name="Mono" svg:font-family="Mono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Mono" fo:font-size="12pt" officeooo:rsid="00253e35" officeooo:paragraph-rsid="002b3481" style:font-size-asian="12pt" style:font-size-complex="12pt"/>
    </style:style>
    <style:style style:name="P2" style:family="paragraph" style:parent-style-name="Preformatted_20_Text">
      <style:text-properties style:font-name="Monospace" fo:font-size="11pt" officeooo:rsid="002b3481" style:font-name-asian="DejaVu Sans Mono" style:font-size-asian="11pt" style:font-name-complex="Lohit Hindi2" style:font-size-complex="11pt"/>
    </style:style>
    <style:style style:name="P3" style:family="paragraph" style:parent-style-name="Preformatted_20_Text">
      <style:text-properties style:font-name="Monospace" fo:font-size="11pt" officeooo:rsid="002b3481" officeooo:paragraph-rsid="002b3481" style:font-name-asian="DejaVu Sans Mono" style:font-size-asian="11pt" style:font-name-complex="Lohit Hindi2" style:font-size-complex="11pt"/>
    </style:style>
    <style:style style:name="P4" style:family="paragraph" style:parent-style-name="Preformatted_20_Text">
      <style:text-properties style:font-name="Monospace" fo:font-size="11pt" officeooo:rsid="002b3481" officeooo:paragraph-rsid="002dd94d" style:font-name-asian="DejaVu Sans Mono" style:font-size-asian="11pt" style:font-name-complex="Lohit Hindi2" style:font-size-complex="11pt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style:font-name="Monospace" fo:font-size="11pt" fo:font-weight="bold" officeooo:rsid="002b3481" style:font-name-asian="DejaVu Sans Mono" style:font-size-asian="11pt" style:font-weight-asian="bold" style:font-name-complex="Lohit Hindi2" style:font-size-complex="11pt" style:font-weight-complex="bold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style:font-name="Monospace" fo:font-size="11pt" fo:font-weight="bold" officeooo:rsid="002b3481" officeooo:paragraph-rsid="002b3481" style:font-name-asian="DejaVu Sans Mono" style:font-size-asian="11pt" style:font-weight-asian="bold" style:font-name-complex="Lohit Hindi2" style:font-size-complex="11pt" style:font-weight-complex="bold"/>
    </style:style>
    <style:style style:name="P7" style:family="paragraph" style:parent-style-name="Preformatted_20_Text">
      <style:paragraph-properties fo:margin-left="1.251cm" fo:margin-right="0cm" fo:text-indent="0cm" style:auto-text-indent="false"/>
      <style:text-properties style:font-name="Monospace" fo:font-size="11pt" fo:font-weight="bold" officeooo:rsid="002b3481" officeooo:paragraph-rsid="002c021e" style:font-name-asian="DejaVu Sans Mono" style:font-size-asian="11pt" style:font-weight-asian="bold" style:font-name-complex="Lohit Hindi2" style:font-size-complex="11pt" style:font-weight-complex="bold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Monospace" fo:font-size="11pt" fo:font-weight="bold" officeooo:rsid="002b3481" officeooo:paragraph-rsid="002dd94d" style:font-name-asian="DejaVu Sans Mono" style:font-size-asian="11pt" style:font-weight-asian="bold" style:font-name-complex="Lohit Hindi2" style:font-size-complex="11pt" style:font-weight-complex="bold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style:font-name="Monospace" fo:font-size="11pt" officeooo:rsid="002b3481" style:font-name-asian="DejaVu Sans Mono" style:font-size-asian="11pt" style:font-name-complex="Lohit Hindi2" style:font-size-complex="11pt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font-name="Monospace" fo:font-size="11pt" officeooo:rsid="002dd94d" officeooo:paragraph-rsid="002dd94d" style:font-name-asian="DejaVu Sans Mono" style:font-size-asian="11pt" style:font-name-complex="Lohit Hindi2" style:font-size-complex="11pt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Monospace" fo:font-size="11pt" fo:font-weight="bold" officeooo:rsid="002b3481" officeooo:paragraph-rsid="002b3481" style:font-name-asian="DejaVu Sans Mono" style:font-size-asian="11pt" style:font-weight-asian="bold" style:font-name-complex="Lohit Hindi2" style:font-size-complex="11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officeooo:rsid="002dd94d"/>
    </style:style>
    <style:style style:name="T4" style:family="text">
      <style:text-properties officeooo:rsid="002b348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officeooo:rsid="002b3481" style:font-size-asian="18pt" style:font-weight-asian="bold" style:font-size-complex="18pt" style:font-weight-complex="bold"/>
    </style:style>
    <style:style style:name="T7" style:family="text">
      <style:text-properties style:font-name="Monospace" fo:font-size="11pt" officeooo:rsid="002b3481" style:font-size-asian="11pt" style:font-size-complex="11pt"/>
    </style:style>
    <style:style style:name="T8" style:family="text">
      <style:text-properties officeooo:rsid="002dd9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Hey Jude (Capo 1)</text:span><text:span text:style-name="T4"> <text:line-break/></text:span><text:span text:style-name="T7">Beatles 1968. Geschrieben von Paul für den Sohn von John, der zum Scheidungskind wurde. (Original F-Dur). Vor Elvis und Stairways to Heaven in den Charts. Der am meisten gedownloadete Beatles Song. </text:span></text:p>
      <text:p text:style-name="P3"/>
      <text:p text:style-name="P4"><text:tab/><text:tab/><text:tab/><text:tab/><text:tab/><text:tab/><text:tab/><text:tab/><text:tab/><text:tab/><text:tab/><text:tab/> <text:span text:style-name="T3">148</text:span></text:p>
      <text:p text:style-name="P3"/>
      <text:p text:style-name="P3"><text:s text:c="3"/><text:span text:style-name="T1">E</text:span> <text:s text:c="18"/><text:span text:style-name="T1">B</text:span> <text:s text:c="10"/><text:span text:style-name="T1">B7</text:span> <text:s text:c="18"/><text:span text:style-name="T1">E<text:tab/><text:tab/><text:tab/></text:span></text:p>
      <text:p text:style-name="P2">Hey Jude, don’t make it bad, take a sad song and make it better</text:p>
      <text:p text:style-name="P2"><text:s text:c="2"/><text:span text:style-name="T1">A</text:span> <text:s text:c="26"/><text:span text:style-name="T1">E</text:span> <text:s text:c="19"/><text:span text:style-name="T1">B</text:span> <text:s text:c="6"/><text:span text:style-name="T1">B7</text:span> <text:s text:c="5"/><text:span text:style-name="T1">E</text:span></text:p>
      <text:p text:style-name="P2">Remember to let her into your heart, then you can start to make it better</text:p>
      <text:p text:style-name="P2"/>
      <text:p text:style-name="P2"><text:s text:c="4"/><text:span text:style-name="T1">E</text:span> <text:s text:c="14"/><text:span text:style-name="T1">B</text:span> <text:s text:c="14"/><text:span text:style-name="T1">B7</text:span> <text:s text:c="16"/><text:span text:style-name="T1">E</text:span></text:p>
      <text:p text:style-name="P2">Hey Jude, don’t be afraid, you were made to go out and get her </text:p>
      <text:p text:style-name="P2"><text:s text:c="4"/><text:span text:style-name="T1">A</text:span> <text:s text:c="28"/><text:span text:style-name="T1">E</text:span> <text:s text:c="15"/><text:span text:style-name="T1">B</text:span> <text:s text:c="5"/><text:span text:style-name="T1">B7</text:span> <text:s text:c="5"/><text:span text:style-name="T1">E</text:span></text:p>
      <text:p text:style-name="P2">The minute you let her under your skin, then you begin to make it better</text:p>
      <text:p text:style-name="P5"/>
      <text:p text:style-name="P5"><text:span text:style-name="T1">E7</text:span> <text:s text:c="22"/><text:span text:style-name="T1">A</text:span> <text:s text:c="8"/><text:span text:style-name="T1">E/G#</text:span> <text:s text:c="3"/><text:span text:style-name="T1">F#m</text:span> <text:s text:c="9"/><text:span text:style-name="T1">F#m/E</text:span> <text:s text:c="8"/></text:p>
      <text:p text:style-name="P6">And anytime you feel the pain, hey Jude, refrain, don’t carry the</text:p>
      <text:p text:style-name="P11"><text:tab/><text:span text:style-name="T1">B7</text:span> <text:s text:c="13"/><text:span text:style-name="T1">E</text:span></text:p>
      <text:p text:style-name="P11"><text:tab/>world upon your shoulders</text:p>
      <text:p text:style-name="P7"><text:span text:style-name="T1">E7</text:span> <text:s text:c="28"/><text:span text:style-name="T1">A</text:span> <text:s text:c="6"/><text:span text:style-name="T1">E/G#</text:span> <text:s text:c="4"/><text:span text:style-name="T1">F#m</text:span> <text:s text:c="5"/><text:span text:style-name="T1">F#m/E</text:span> <text:s text:c="9"/></text:p>
      <text:p text:style-name="P6">For well you know that it's a fool who plays it cool by making his </text:p>
      <text:p text:style-name="P6"><text:span text:style-name="T1">B7</text:span> <text:s text:c="12"/><text:span text:style-name="T1">E</text:span></text:p>
      <text:p text:style-name="P6">world a little colder</text:p>
      <text:p text:style-name="P5"/>
      <text:p text:style-name="P5"><text:span text:style-name="T1"><text:s/></text:span><text:s text:c="8"/><text:span text:style-name="T8">|</text:span><text:span text:style-name="T1">E7</text:span><text:span text:style-name="T3">(2/4)</text:span><text:span text:style-name="T8">|</text:span><text:span text:style-name="T1">B7 <text:s text:c="9"/></text:span><text:span text:style-name="T3">| <text:s text:c="9"/>|</text:span></text:p>
      <text:p text:style-name="P10"><text:span text:style-name="T5">Na na na |na na <text:s/>|na na na na </text:span></text:p>
      <text:p text:style-name="P9"/>
      <text:p text:style-name="P2"><text:s text:c="4"/><text:span text:style-name="T1">E</text:span> <text:s text:c="17"/><text:span text:style-name="T1">B</text:span> <text:s text:c="13"/><text:span text:style-name="T1">B7</text:span> <text:s text:c="19"/><text:span text:style-name="T1">E</text:span></text:p>
      <text:p text:style-name="P2">Hey Jude, don’t let me down, you have found her, now go and get her</text:p>
      <text:p text:style-name="P2"><text:s text:c="2"/><text:span text:style-name="T1">A</text:span> <text:s text:c="26"/><text:span text:style-name="T1">E</text:span> <text:s text:c="19"/><text:span text:style-name="T1">B</text:span> <text:s text:c="6"/><text:span text:style-name="T1">B7</text:span> <text:s text:c="5"/><text:span text:style-name="T1">E</text:span></text:p>
      <text:p text:style-name="P2">Remember to let her into your heart then you can start to make it better</text:p>
      <text:p text:style-name="P2"/>
      <text:p text:style-name="P7"><text:span text:style-name="T1">E7</text:span><text:span text:style-name="T5"> <text:s text:c="23"/></text:span><text:span text:style-name="T1">A</text:span><text:span text:style-name="T5"> <text:s text:c="5"/></text:span><text:span text:style-name="T1">E/G#</text:span><text:span text:style-name="T5"> <text:s text:c="3"/></text:span><text:span text:style-name="T1">F#m</text:span><text:span text:style-name="T5"> <text:s text:c="8"/></text:span><text:span text:style-name="T1">F#m/E</text:span><text:span text:style-name="T5"> <text:s text:c="2"/></text:span></text:p>
      <text:p text:style-name="P6">So let it out and let it in, hey Jude, begin, you're waiting for </text:p>
      <text:p text:style-name="P6"><text:span text:style-name="T1">B7</text:span> <text:s text:c="11"/><text:span text:style-name="T1">E</text:span></text:p>
      <text:p text:style-name="P6">someone to perform with</text:p>
      <text:p text:style-name="P7"><text:span text:style-name="T1">E7</text:span> <text:s text:c="31"/><text:span text:style-name="T1">A</text:span> <text:s text:c="7"/><text:span text:style-name="T1">E/G#</text:span> <text:s text:c="9"/><text:span text:style-name="T1">F#m</text:span> <text:s text:c="20"/></text:p>
      <text:p text:style-name="P6">And don’t you know that it's just you, hey Jude, you'll do, the </text:p>
      <text:p text:style-name="P7"><text:span text:style-name="T1">F#m/E <text:s text:c="7"/>B7</text:span> <text:s text:c="13"/><text:span text:style-name="T1">E</text:span></text:p>
      <text:p text:style-name="P7">movement you need is on your shoulders</text:p>
      <text:p text:style-name="P5"/>
      <text:p text:style-name="P8"><text:span text:style-name="T1"><text:s/></text:span><text:s text:c="8"/><text:span text:style-name="T8">|</text:span><text:span text:style-name="T1">E7</text:span><text:span text:style-name="T3">(2/4)</text:span><text:span text:style-name="T8">|</text:span><text:span text:style-name="T1">B7 <text:s text:c="9"/></text:span><text:span text:style-name="T3">| <text:s text:c="9"/>|</text:span></text:p>
      <text:p text:style-name="P10"><text:span text:style-name="T2">Na na na |na na <text:s/>|na na na na </text:span></text:p>
      <text:p text:style-name="P2"/>
      <text:p text:style-name="P2"><text:s text:c="4"/><text:span text:style-name="T1">E</text:span> <text:s text:c="18"/><text:span text:style-name="T1">B</text:span> <text:s text:c="10"/><text:span text:style-name="T1">B7</text:span> <text:s text:c="18"/><text:span text:style-name="T1">E</text:span></text:p>
      <text:p text:style-name="P2">Hey Jude, don’t make it bad, take a sad song and make it better</text:p>
      <text:p text:style-name="P2"><text:s text:c="2"/><text:span text:style-name="T1">A</text:span> <text:s text:c="27"/><text:span text:style-name="T1">E</text:span> <text:s text:c="15"/><text:span text:style-name="T1">B</text:span> <text:s text:c="5"/><text:span text:style-name="T1">B7</text:span> <text:s text:c="5"/><text:span text:style-name="T1">E</text:span></text:p>
      <text:p text:style-name="P2">Remember to let her under your skin, then you begin to make it better</text:p>
      <text:p text:style-name="P2"/>
      <text:p text:style-name="P2"/>
      <text:p text:style-name="P2"><text:span text:style-name="T1">E</text:span> <text:s text:c="7"/><text:span text:style-name="T1">D</text:span> <text:s text:c="10"/><text:span text:style-name="T1">A</text:span> <text:s text:c="15"/><text:span text:style-name="T1">E</text:span></text:p>
      <text:p text:style-name="P2">Na na na na na na na na na na na, hey Jude x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Roboto Mono" svg:font-family="'Roboto Mono', monospace"/>
    <style:font-face style:name="Mono" svg:font-family="Mono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1-12T18:03:39</meta:creation-date>
    <dc:date>2018-10-16T21:21:50.072083146</dc:date>
    <dc:creator>benutzer </dc:creator>
    <meta:editing-duration>PT4H30M42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331" meta:character-count="2238" meta:non-whitespace-character-count="1136"/>
  </office:meta>
</office:document-meta>
</file>